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layout-cache" manifest:media-type="application/binary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arameter_5f_update" style:display-name="parameter_update" style:family="table" style:master-page-name="">
      <style:table-properties style:width="6.6382in" fo:margin-left="0.0174in" style:page-number="auto" fo:break-before="auto" fo:break-after="auto" table:align="left" style:shadow="none" fo:keep-with-next="auto" style:may-break-between-rows="true" table:border-model="collapsing"/>
    </style:style>
    <style:style style:name="parameter_5f_update.A" style:display-name="parameter_update.A" style:family="table-column">
      <style:table-column-properties style:column-width="0.4167in"/>
    </style:style>
    <style:style style:name="parameter_5f_update.B" style:display-name="parameter_update.B" style:family="table-column">
      <style:table-column-properties style:column-width="3.1535in"/>
    </style:style>
    <style:style style:name="parameter_5f_update.C" style:display-name="parameter_update.C" style:family="table-column">
      <style:table-column-properties style:column-width="3.0681in"/>
    </style:style>
    <style:style style:name="parameter_5f_update.1" style:display-name="parameter_update.1" style:family="table-row">
      <style:table-row-properties style:min-row-height="0.3125in" fo:keep-together="auto"/>
    </style:style>
    <style:style style:name="parameter_5f_update.A1" style:display-name="parameter_update.A1" style:family="table-cell">
      <style:table-cell-properties style:vertical-align="middle" fo:background-color="transparent" fo:padding="0.0382in" fo:border-left="none" fo:border-right="0.75pt solid #000000" fo:border-top="0.75pt solid #000000" fo:border-bottom="0.75pt solid #000000" style:writing-mode="page">
        <style:background-image/>
      </style:table-cell-properties>
    </style:style>
    <style:style style:name="parameter_5f_update.B1" style:display-name="parameter_update.B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parameter_5f_update.A2" style:display-name="parameter_update.A2" style:family="table-cell">
      <style:table-cell-properties style:vertical-align="middle" fo:background-color="transparent" fo:padding="0.0382in" fo:border-left="none" fo:border-right="0.75pt solid #000000" fo:border-top="none" fo:border-bottom="none" style:writing-mode="page">
        <style:background-image/>
      </style:table-cell-properties>
    </style:style>
    <style:style style:name="parameter_5f_update.B2" style:display-name="parameter_update.B2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parameter_5f_update.A4" style:display-name="parameter_update.A4" style:family="table-cell">
      <style:table-cell-properties style:vertical-align="middle" fo:background-color="transparent" fo:padding="0.0382in" fo:border-left="none" fo:border-right="0.75pt solid #000000" fo:border-top="none" fo:border-bottom="0.75pt solid #000000" style:writing-mode="page">
        <style:background-image/>
      </style:table-cell-properties>
    </style:style>
    <style:style style:name="parameter_5f_update.B4" style:display-name="parameter_update.B4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itle">
      <style:text-properties officeooo:rsid="00152761" officeooo:paragraph-rsid="00152761"/>
    </style:style>
    <style:style style:name="P2" style:family="paragraph" style:parent-style-name="Heading_20_1">
      <style:text-properties officeooo:rsid="001756a5" officeooo:paragraph-rsid="001756a5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427" officeooo:paragraph-rsid="001d2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fo:language="sl" fo:country="SI" officeooo:rsid="00152761" officeooo:paragraph-rsid="00152761"/>
    </style:style>
    <style:style style:name="P6" style:family="paragraph" style:parent-style-name="Text_20_body">
      <style:paragraph-properties fo:text-align="end" style:justify-single-word="false"/>
      <style:text-properties fo:language="sl" fo:country="SI" officeooo:rsid="00152761" officeooo:paragraph-rsid="00152761"/>
    </style:style>
    <style:style style:name="P7" style:family="paragraph" style:parent-style-name="Text_20_body">
      <style:text-properties officeooo:rsid="001756a5" officeooo:paragraph-rsid="001756a5"/>
    </style:style>
    <style:style style:name="P8" style:family="paragraph" style:parent-style-name="Text_20_body">
      <style:paragraph-properties fo:text-align="center" style:justify-single-word="false"/>
      <style:text-properties officeooo:paragraph-rsid="001756a5"/>
    </style:style>
    <style:style style:name="P9" style:family="paragraph" style:parent-style-name="Text_20_body">
      <style:paragraph-properties fo:text-align="start" style:justify-single-word="false"/>
      <style:text-properties officeooo:rsid="001a3844" officeooo:paragraph-rsid="001a3844"/>
    </style:style>
    <style:style style:name="P10" style:family="paragraph" style:parent-style-name="Text_20_body">
      <style:paragraph-properties fo:text-align="start" style:justify-single-word="false"/>
      <style:text-properties officeooo:rsid="001a3844" officeooo:paragraph-rsid="001bb826"/>
    </style:style>
    <style:style style:name="P11" style:family="paragraph" style:parent-style-name="Text_20_body">
      <style:paragraph-properties fo:text-align="start" style:justify-single-word="false"/>
      <style:text-properties officeooo:rsid="001d2427" officeooo:paragraph-rsid="001d2427"/>
    </style:style>
    <style:style style:name="T1" style:family="text">
      <style:text-properties fo:language="sl" fo:country="SI"/>
    </style:style>
    <style:style style:name="T2" style:family="text">
      <style:text-properties officeooo:rsid="001756a5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 domaća zadaća iz Neizrazitog, evolucijskog <text:span text:style-name="T1">i neuroračunarstva</text:span></text:p>
      <text:p text:style-name="P5"/>
      <text:p text:style-name="P6">Dominik Špiljak</text:p>
      <text:p text:style-name="P5"/>
      <text:h text:style-name="P2" text:outline-level="1">1. Izvod postupka učenja</text:h>
      <text:p text:style-name="P7">Prolaz unaprijed kroz mrežu:</text:p>
      <text:p text:style-name="P8"><text:span text:style-name="T2"><draw:frame draw:style-name="fr1" draw:name="Object1" text:anchor-type="as-char" svg:y="-0.3047in" svg:width="1.5681in" svg:height="0.5437in" draw:z-index="0"><draw:object xlink:href="./Object 1" xlink:type="simple" xlink:show="embed" xlink:actuate="onLoad"/><draw:image xlink:href="./ObjectReplacements/Object 1" xlink:type="simple" xlink:show="embed" xlink:actuate="onLoad"/></draw:frame></text:span><draw:frame draw:style-name="fr1" draw:name="Object2" text:anchor-type="as-char" svg:y="-0.3047in" svg:width="1.5992in" svg:height="0.5437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as-char" svg:y="-0.2173in" svg:width="1.2in" svg:height="0.29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<draw:frame draw:style-name="fr1" draw:name="Object4" text:anchor-type="as-char" svg:y="-0.6354in" svg:width="2.3634in" svg:height="1.152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6" text:anchor-type="as-char" svg:y="-0.3047in" svg:width="1.402in" svg:height="0.490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9"/>
      <text:p text:style-name="P9">Gradijent za <draw:frame draw:style-name="fr1" draw:name="Object5" text:anchor-type="as-char" svg:y="-0.1484in" svg:width="0.2756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><draw:frame draw:style-name="fr1" draw:name="Object7" text:anchor-type="as-char" svg:y="-0.3354in" svg:width="1.4508in" svg:height="0.55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 text:c="5"/><draw:frame draw:style-name="fr1" draw:name="Object8" text:anchor-type="as-char" svg:y="-0.3354in" svg:width="1.4665in" svg:height="0.55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1" draw:name="Object9" text:anchor-type="as-char" svg:y="-0.3354in" svg:width="1.1063in" svg:height="0.85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8"><draw:frame draw:style-name="fr1" draw:name="Object10" text:anchor-type="as-char" svg:y="-0.3354in" svg:width="2.0272in" svg:height="0.85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0"/>
      <text:p text:style-name="P10">Gradijent za <draw:frame draw:style-name="fr1" draw:name="Object11" text:anchor-type="as-char" svg:y="-0.1484in" svg:width="0.2618in" svg:height="0.20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0"><draw:frame draw:style-name="fr1" draw:name="Object12" text:anchor-type="as-char" svg:y="-0.3354in" svg:width="1.4508in" svg:height="0.55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draw:frame draw:style-name="fr1" draw:name="Object13" text:anchor-type="as-char" svg:y="-0.3354in" svg:width="1.1063in" svg:height="0.85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draw:frame draw:style-name="fr1" draw:name="Object14" text:anchor-type="as-char" svg:y="-0.3354in" svg:width="2.0272in" svg:height="0.852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0"/>
      <text:p text:style-name="P10"><text:soft-page-break/></text:p>
      <text:p text:style-name="P10"/>
      <text:p text:style-name="P10">Gradijent za <draw:frame draw:style-name="fr1" draw:name="Object15" text:anchor-type="as-char" svg:y="-0.1484in" svg:width="0.2465in" svg:height="0.2091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0"><draw:frame draw:style-name="fr1" draw:name="Object16" text:anchor-type="as-char" svg:y="-0.3354in" svg:width="1.4508in" svg:height="0.55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1" draw:name="Object17" text:anchor-type="as-char" svg:y="-0.3354in" svg:width="1.1063in" svg:height="0.852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draw:frame draw:style-name="fr1" draw:name="Object18" text:anchor-type="as-char" svg:y="-0.3354in" svg:width="2.0272in" svg:height="0.85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0"/>
      <text:p text:style-name="P11">Ažuriranje parametara:</text:p>
      <table:table table:name="parameter_update" table:style-name="parameter_5f_update" table:template-name="Academic">
        <table:table-column table:style-name="parameter_5f_update.A"/>
        <table:table-column table:style-name="parameter_5f_update.B"/>
        <table:table-column table:style-name="parameter_5f_update.C"/>
        <table:table-row table:style-name="parameter_5f_update.1">
          <table:table-cell table:style-name="parameter_5f_update.A1" office:value-type="string">
            <text:p text:style-name="P3"/>
          </table:table-cell>
          <table:table-cell table:style-name="parameter_5f_update.B1" office:value-type="string">
            <text:p text:style-name="P3">Koristeći pravi gradijent</text:p>
          </table:table-cell>
          <table:table-cell table:style-name="parameter_5f_update.B1" office:value-type="string">
            <text:p text:style-name="P3">Koristeći stohastičku varijantu</text:p>
          </table:table-cell>
        </table:table-row>
        <table:table-row>
          <table:table-cell table:style-name="parameter_5f_update.A2" office:value-type="string">
            <text:p text:style-name="P3">p</text:p>
          </table:table-cell>
          <table:table-cell table:style-name="parameter_5f_update.B2">
            <text:p text:style-name="P4"><draw:frame draw:style-name="fr1" draw:name="Object19" text:anchor-type="as-char" svg:y="-0.3508in" svg:width="3.0846in" svg:height="0.8673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parameter_5f_update.B2">
            <text:p text:style-name="P4"><draw:frame draw:style-name="fr1" draw:name="Object22" text:anchor-type="as-char" svg:y="-0.3354in" svg:width="2.8098in" svg:height="0.85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parameter_5f_update.A2" office:value-type="string">
            <text:p text:style-name="P3">q</text:p>
          </table:table-cell>
          <table:table-cell table:style-name="parameter_5f_update.B2">
            <text:p text:style-name="P4"><draw:frame draw:style-name="fr1" draw:name="Object20" text:anchor-type="as-char" svg:y="-0.3508in" svg:width="3.0492in" svg:height="0.8673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parameter_5f_update.B2">
            <text:p text:style-name="P4"><draw:frame draw:style-name="fr1" draw:name="Object23" text:anchor-type="as-char" svg:y="-0.3354in" svg:width="2.7744in" svg:height="0.852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</table:table-row>
        <table:table-row>
          <table:table-cell table:style-name="parameter_5f_update.A4" office:value-type="string">
            <text:p text:style-name="P3">r</text:p>
          </table:table-cell>
          <table:table-cell table:style-name="parameter_5f_update.B4">
            <text:p text:style-name="P4"><draw:frame draw:style-name="fr1" draw:name="Object21" text:anchor-type="as-char" svg:y="-0.3508in" svg:width="3.0118in" svg:height="0.867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parameter_5f_update.B4">
            <text:p text:style-name="P4"><draw:frame draw:style-name="fr1" draw:name="Object24" text:anchor-type="as-char" svg:y="-0.3354in" svg:width="2.7366in" svg:height="0.852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15T17:40:20.612563523</meta:creation-date>
    <dc:date>2020-12-15T20:04:31.115144616</dc:date>
    <meta:editing-duration>PT30M6S</meta:editing-duration>
    <meta:editing-cycles>7</meta:editing-cycles>
    <meta:generator>LibreOffice/6.3.6.2$Linux_X86_64 LibreOffice_project/30$Build-2</meta:generator>
    <meta:document-statistic meta:table-count="1" meta:image-count="0" meta:object-count="24" meta:page-count="2" meta:paragraph-count="25" meta:word-count="35" meta:character-count="256" meta:non-whitespace-character-count="226"/>
  </office:meta>
</office:document-meta>
</file>

<file path=Object 1/content.xml><?xml version="1.0" encoding="utf-8"?>
<math xmlns="http://www.w3.org/1998/Math/MathML" display="block">
  <semantics>
    <mrow>
      <msup>
        <msub>
          <mi>α</mi>
          <mi>i</mi>
        </msub>
        <mrow>
          <mo fence="true" stretchy="false">(</mo>
          <mrow>
            <mi>x</mi>
          </mrow>
          <mo fence="true" stretchy="false">)</mo>
        </mrow>
      </msup>
      <mo stretchy="false">=</mo>
      <mfrac>
        <mn>1</mn>
        <mrow>
          <mn>1</mn>
          <mo stretchy="false">+</mo>
          <msup>
            <mi mathvariant="normal">e</mi>
            <mrow>
              <msubsup>
                <mi>b</mi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</msubsup>
              <mo stretchy="false">⋅</mo>
              <mrow>
                <mo fence="true" stretchy="false">(</mo>
                <mrow>
                  <mrow>
                    <mi>x</mi>
                    <mo stretchy="false">−</mo>
                    <msubsup>
                      <mi>a</mi>
                      <mi>i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subsup>
                  </mrow>
                </mrow>
                <mo fence="true" stretchy="false">)</mo>
              </mrow>
            </mrow>
          </msup>
        </mrow>
      </mfrac>
    </mrow>
    <annotation encoding="StarMath 5.0">{α_{i}}^(x) = {1} over {1 + func e^{b_{i}^(x) cdot ({x} - a_{i}^(x))}}
</annotation>
  </semantics>
</math>
</file>

<file path=Object 10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p</mi>
            <mi>i</mi>
          </msub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sub>
              <mi>α</mi>
              <mi>i</mi>
            </msub>
            <mo stretchy="false">⋅</mo>
            <msub>
              <mi>x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{partial E_k} over {partial p_i} = -( z_k - o_k ) cdot {{{α_i cdot x_k} } over {sum from {j = 1} to {m} {α_j}}}</annotation>
  </semantics>
</math>
</file>

<file path=Object 11/content.xml><?xml version="1.0" encoding="utf-8"?>
<math xmlns="http://www.w3.org/1998/Math/MathML" display="block">
  <semantics>
    <mrow>
      <msub>
        <mi>q</mi>
        <mi>i</mi>
      </msub>
      <mi mathvariant="normal">:</mi>
    </mrow>
    <annotation encoding="StarMath 5.0">q_i:</annotation>
  </semantics>
</math>
</file>

<file path=Object 12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q</mi>
            <mi>i</mi>
          </msub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q</mi>
              <mi>i</mi>
            </msub>
          </mrow>
        </mfrac>
      </mrow>
    </mrow>
    <annotation encoding="StarMath 5.0">
{partial E_k} over {partial q_i} = {{ partial E_k } over { partial o_k }} cdot {{ partial o_k } over { partial q_i }}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sub>
            <mi>o</mi>
            <mi>k</mi>
          </msub>
        </mrow>
        <mrow>
          <mo stretchy="false">∂</mo>
          <msub>
            <mi>q</mi>
            <mi>i</mi>
          </msub>
        </mrow>
      </mfrac>
      <mo stretchy="false">=</mo>
      <mfrac>
        <mrow>
          <msub>
            <mi>α</mi>
            <mi>i</mi>
          </msub>
          <mo stretchy="false">⋅</mo>
          <msub>
            <mi>y</mi>
            <mi>k</mi>
          </msub>
        </mrow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α</mi>
            <mi>j</mi>
          </msub>
        </mrow>
      </mfrac>
    </mrow>
    <annotation encoding="StarMath 5.0">{{ partial o_k } over { partial q_i }} =  {{α_i cdot y_k} } over {sum from {j = 1} to {m} {α_j}}</annotation>
  </semantics>
</math>
</file>

<file path=Object 14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q</mi>
            <mi>i</mi>
          </msub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sub>
              <mi>α</mi>
              <mi>i</mi>
            </msub>
            <mo stretchy="false">⋅</mo>
            <msub>
              <mi>y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{partial E_k} over {partial q_i} = -( z_k - o_k ) cdot {{{α_i cdot y_k} } over {sum from {j = 1} to {m} {α_j}}}</annotation>
  </semantics>
</math>
</file>

<file path=Object 15/content.xml><?xml version="1.0" encoding="utf-8"?>
<math xmlns="http://www.w3.org/1998/Math/MathML" display="block">
  <semantics>
    <mrow>
      <msub>
        <mi>r</mi>
        <mi>i</mi>
      </msub>
      <mi mathvariant="normal">:</mi>
    </mrow>
    <annotation encoding="StarMath 5.0">r_i:</annotation>
  </semantics>
</math>
</file>

<file path=Object 16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r</mi>
            <mi>i</mi>
          </msub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r</mi>
              <mi>i</mi>
            </msub>
          </mrow>
        </mfrac>
      </mrow>
    </mrow>
    <annotation encoding="StarMath 5.0">
{partial E_k} over {partial r_i} = {{ partial E_k } over { partial o_k }} cdot {{ partial o_k } over { partial r_i }}</annotation>
  </semantics>
</math>
</file>

<file path=Object 17/content.xml><?xml version="1.0" encoding="utf-8"?>
<math xmlns="http://www.w3.org/1998/Math/MathML" display="block">
  <semantics>
    <mrow>
      <mfrac>
        <mrow>
          <mo stretchy="false">∂</mo>
          <msub>
            <mi>o</mi>
            <mi>k</mi>
          </msub>
        </mrow>
        <mrow>
          <mo stretchy="false">∂</mo>
          <msub>
            <mi>r</mi>
            <mi>i</mi>
          </msub>
        </mrow>
      </mfrac>
      <mo stretchy="false">=</mo>
      <mfrac>
        <msub>
          <mi>α</mi>
          <mi>i</mi>
        </msub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α</mi>
            <mi>j</mi>
          </msub>
        </mrow>
      </mfrac>
    </mrow>
    <annotation encoding="StarMath 5.0">{{ partial o_k } over { partial r_i }} =  {{α_i} } over {sum from {j = 1} to {m} {α_j}}</annotation>
  </semantics>
</math>
</file>

<file path=Object 18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r</mi>
            <mi>i</mi>
          </msub>
        </mrow>
      </mfrac>
      <mo stretchy="false">=</mo>
      <mrow>
        <mrow>
          <mo stretchy="false">−</mo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sub>
            <mi>α</mi>
            <mi>i</mi>
          </msub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{partial E_k} over {partial r_i} = -( z_k - o_k ) cdot {{{α_i} } over {sum from {j = 1} to {m} {α_j}}}</annotation>
  </semantics>
</math>
</file>

<file path=Object 19/content.xml><?xml version="1.0" encoding="utf-8"?>
<math xmlns="http://www.w3.org/1998/Math/MathML" display="block">
  <semantics>
    <mrow>
      <msub>
        <mi>p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p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sub>
              <mi>α</mi>
              <mi>i</mi>
            </msub>
            <mo stretchy="false">⋅</mo>
            <msub>
              <mi>x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p_i(t + 1) = p_i(t) + η sum from {k = 1} to {N} ( z_k - o_k ) cdot {{{α_i} cdot x_k } over {sum from {j = 1} to {m} {α_j}}}</annotation>
  </semantics>
</math>
</file>

<file path=Object 2/content.xml><?xml version="1.0" encoding="utf-8"?>
<math xmlns="http://www.w3.org/1998/Math/MathML" display="block">
  <semantics>
    <mrow>
      <msup>
        <msub>
          <mi>α</mi>
          <mi>i</mi>
        </msub>
        <mrow>
          <mo fence="true" stretchy="false">(</mo>
          <mrow>
            <mi>y</mi>
          </mrow>
          <mo fence="true" stretchy="false">)</mo>
        </mrow>
      </msup>
      <mo stretchy="false">=</mo>
      <mfrac>
        <mn>1</mn>
        <mrow>
          <mn>1</mn>
          <mo stretchy="false">+</mo>
          <msup>
            <mi mathvariant="normal">e</mi>
            <mrow>
              <msubsup>
                <mi>b</mi>
                <mi>i</mi>
                <mrow>
                  <mo fence="true" stretchy="false">(</mo>
                  <mrow>
                    <mi>y</mi>
                  </mrow>
                  <mo fence="true" stretchy="false">)</mo>
                </mrow>
              </msubsup>
              <mo stretchy="false">⋅</mo>
              <mrow>
                <mo fence="true" stretchy="false">(</mo>
                <mrow>
                  <mrow>
                    <mi>y</mi>
                    <mo stretchy="false">−</mo>
                    <msubsup>
                      <mi>a</mi>
                      <mi>i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subsup>
                  </mrow>
                </mrow>
                <mo fence="true" stretchy="false">)</mo>
              </mrow>
            </mrow>
          </msup>
        </mrow>
      </mfrac>
    </mrow>
    <annotation encoding="StarMath 5.0">{α_{i}}^(y) = {1} over {1 + func e^{b_{i}^(y) cdot ({y} - a_{i}^(y))}}</annotation>
  </semantics>
</math>
</file>

<file path=Object 20/content.xml><?xml version="1.0" encoding="utf-8"?>
<math xmlns="http://www.w3.org/1998/Math/MathML" display="block">
  <semantics>
    <mrow>
      <msub>
        <mi>q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q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row>
            <msub>
              <mi>α</mi>
              <mi>i</mi>
            </msub>
            <mo stretchy="false">⋅</mo>
            <msub>
              <mi>y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q_i(t + 1) = q_i(t) + η  sum from {k = 1} to {N} ( z_k - o_k ) cdot {{{α_i} cdot y_k } over {sum from {j = 1} to {m} {α_j}}}</annotation>
  </semantics>
</math>
</file>

<file path=Object 21/content.xml><?xml version="1.0" encoding="utf-8"?>
<math xmlns="http://www.w3.org/1998/Math/MathML" display="block">
  <semantics>
    <mrow>
      <msub>
        <mi>r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r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</mrow>
        <mo stretchy="false">⋅</mo>
        <mfrac>
          <msub>
            <mi>α</mi>
            <mi>i</mi>
          </msub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r_i(t + 1) = r_i(t) + η  sum from {k = 1} to {N} ( z_k - o_k ) cdot {{{α_i}} over {sum from {j = 1} to {m} {α_j}}}</annotation>
  </semantics>
</math>
</file>

<file path=Object 22/content.xml><?xml version="1.0" encoding="utf-8"?>
<math xmlns="http://www.w3.org/1998/Math/MathML" display="block">
  <semantics>
    <mrow>
      <msub>
        <mi>p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p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o fence="true" stretchy="false">(</mo>
          <mrow>
            <mrow>
              <msub>
                <mi>z</mi>
                <mi>k</mi>
              </msub>
              <mo stretchy="false">−</mo>
              <msub>
                <mi>o</mi>
                <mi>k</mi>
              </msub>
            </mrow>
          </mrow>
          <mo fence="true" stretchy="false">)</mo>
        </mrow>
        <mo stretchy="false">⋅</mo>
        <mfrac>
          <mrow>
            <msub>
              <mi>α</mi>
              <mi>i</mi>
            </msub>
            <mo stretchy="false">⋅</mo>
            <msub>
              <mi>x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p_i(t + 1) = p_i(t) + η ( z_k - o_k ) cdot {{{α_i} cdot x_k } over {sum from {j = 1} to {m} {α_j}}}</annotation>
  </semantics>
</math>
</file>

<file path=Object 23/content.xml><?xml version="1.0" encoding="utf-8"?>
<math xmlns="http://www.w3.org/1998/Math/MathML" display="block">
  <semantics>
    <mrow>
      <msub>
        <mi>q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q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o fence="true" stretchy="false">(</mo>
          <mrow>
            <mrow>
              <msub>
                <mi>z</mi>
                <mi>k</mi>
              </msub>
              <mo stretchy="false">−</mo>
              <msub>
                <mi>o</mi>
                <mi>k</mi>
              </msub>
            </mrow>
          </mrow>
          <mo fence="true" stretchy="false">)</mo>
        </mrow>
        <mo stretchy="false">⋅</mo>
        <mfrac>
          <mrow>
            <msub>
              <mi>α</mi>
              <mi>i</mi>
            </msub>
            <mo stretchy="false">⋅</mo>
            <msub>
              <mi>y</mi>
              <mi>k</mi>
            </msub>
          </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q_i(t + 1) = q_i(t) + η ( z_k - o_k ) cdot {{{α_i} cdot y_k } over {sum from {j = 1} to {m} {α_j}}}</annotation>
  </semantics>
</math>
</file>

<file path=Object 24/content.xml><?xml version="1.0" encoding="utf-8"?>
<math xmlns="http://www.w3.org/1998/Math/MathML" display="block">
  <semantics>
    <mrow>
      <msub>
        <mi>r</mi>
        <mi>i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>r</mi>
          <mi>i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i>η</mi>
      </mrow>
      <mrow>
        <mrow>
          <mo fence="true" stretchy="false">(</mo>
          <mrow>
            <mrow>
              <msub>
                <mi>z</mi>
                <mi>k</mi>
              </msub>
              <mo stretchy="false">−</mo>
              <msub>
                <mi>o</mi>
                <mi>k</mi>
              </msub>
            </mrow>
          </mrow>
          <mo fence="true" stretchy="false">)</mo>
        </mrow>
        <mo stretchy="false">⋅</mo>
        <mfrac>
          <msub>
            <mi>α</mi>
            <mi>i</mi>
          </msub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α</mi>
              <mi>j</mi>
            </msub>
          </mrow>
        </mfrac>
      </mrow>
    </mrow>
    <annotation encoding="StarMath 5.0">
r_i(t + 1) = r_i(t) + η ( z_k - o_k ) cdot {{{α_i}} over {sum from {j = 1} to {m} {α_j}}}</annotation>
  </semantics>
</math>
</file>

<file path=Object 3/content.xml><?xml version="1.0" encoding="utf-8"?>
<math xmlns="http://www.w3.org/1998/Math/MathML" display="block">
  <semantics>
    <mrow>
      <msub>
        <mi>α</mi>
        <mi>i</mi>
      </msub>
      <mo stretchy="false">=</mo>
      <mrow>
        <msup>
          <msub>
            <mi>α</mi>
            <mi>i</mi>
          </msub>
          <mrow>
            <mo fence="true" stretchy="false">(</mo>
            <mrow>
              <mi>x</mi>
            </mrow>
            <mo fence="true" stretchy="false">)</mo>
          </mrow>
        </msup>
        <mo stretchy="false">∗</mo>
        <msup>
          <msub>
            <mi>α</mi>
            <mi>i</mi>
          </msub>
          <mrow>
            <mo fence="true" stretchy="false">(</mo>
            <mrow>
              <mi>y</mi>
            </mrow>
            <mo fence="true" stretchy="false">)</mo>
          </mrow>
        </msup>
      </mrow>
    </mrow>
    <annotation encoding="StarMath 5.0">
{α_i} =  {α_{i}}^(x) * {α_{i}}^( y )</annotation>
  </semantics>
</math>
</file>

<file path=Object 4/content.xml><?xml version="1.0" encoding="utf-8"?>
<math xmlns="http://www.w3.org/1998/Math/MathML" display="block">
  <semantics>
    <mrow>
      <msub>
        <mi>o</mi>
        <mi>k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sub>
              <mi>α</mi>
              <mi>i</mi>
            </msub>
            <mo stretchy="false">⋅</mo>
            <mrow>
              <mo fence="true" stretchy="false">(</mo>
              <mrow>
                <mrow>
                  <mrow>
                    <msub>
                      <mi>p</mi>
                      <mi>i</mi>
                    </msub>
                    <mo stretchy="false">⋅</mo>
                    <msub>
                      <mi>x</mi>
                      <mi>k</mi>
                    </msub>
                  </mrow>
                  <mo stretchy="false">+</mo>
                  <mrow>
                    <msub>
                      <mi>q</mi>
                      <mi>i</mi>
                    </msub>
                    <mo stretchy="false">⋅</mo>
                    <msub>
                      <mi>y</mi>
                      <mi>k</mi>
                    </msub>
                  </mrow>
                  <mo stretchy="false">+</mo>
                  <msub>
                    <mi>r</mi>
                    <mi>i</mi>
                  </msub>
                </mrow>
              </mrow>
              <mo fence="true" stretchy="false">)</mo>
            </mrow>
          </mrow>
        </mrow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α</mi>
            <mi>i</mi>
          </msub>
        </mrow>
      </mfrac>
    </mrow>
    <annotation encoding="StarMath 5.0">o_k = { sum from {i = 1} to {m} {α_i cdot (p_i cdot x_k + q_i cdot y_k + r_i)} } over {sum from {i = 1} to {m} {α_i}}</annotation>
  </semantics>
</math>
</file>

<file path=Object 5/content.xml><?xml version="1.0" encoding="utf-8"?>
<math xmlns="http://www.w3.org/1998/Math/MathML" display="block">
  <semantics>
    <mrow>
      <msub>
        <mi>p</mi>
        <mi>i</mi>
      </msub>
      <mi mathvariant="normal">:</mi>
    </mrow>
    <annotation encoding="StarMath 5.0">p_i:</annotation>
  </semantics>
</math>
</file>

<file path=Object 6/content.xml><?xml version="1.0" encoding="utf-8"?>
<math xmlns="http://www.w3.org/1998/Math/MathML" display="block">
  <semantics>
    <mrow>
      <msub>
        <mi>E</mi>
        <mi>k</mi>
      </msub>
      <mo stretchy="false">=</mo>
      <mrow>
        <mfrac>
          <mn>1</mn>
          <mn>2</mn>
        </mfrac>
        <mo stretchy="false">⋅</mo>
        <msup>
          <mrow>
            <mo fence="true" stretchy="false">(</mo>
            <mrow>
              <mrow>
                <msub>
                  <mi>z</mi>
                  <mi>k</mi>
                </msub>
                <mo stretchy="false">−</mo>
                <msub>
                  <mi>o</mi>
                  <mi>k</mi>
                </msub>
              </mrow>
            </mrow>
            <mo fence="true" stretchy="false">)</mo>
          </mrow>
          <mn>2</mn>
        </msup>
      </mrow>
    </mrow>
    <annotation encoding="StarMath 5.0">E_k = {1} over {2} cdot ( z_k - o_k ) ^ 2 </annotation>
  </semantics>
</math>
</file>

<file path=Object 7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p</mi>
            <mi>i</mi>
          </msub>
        </mrow>
      </mfrac>
      <mo stretchy="false">=</mo>
      <mrow>
        <mfrac>
          <mrow>
            <mo stretchy="false">∂</mo>
            <msub>
              <mi>E</mi>
              <mi>k</mi>
            </msub>
          </mrow>
          <mrow>
            <mo stretchy="false">∂</mo>
            <msub>
              <mi>o</mi>
              <mi>k</mi>
            </msub>
          </mrow>
        </mfrac>
        <mo stretchy="false">⋅</mo>
        <mfrac>
          <mrow>
            <mo stretchy="false">∂</mo>
            <msub>
              <mi>o</mi>
              <mi>k</mi>
            </msub>
          </mrow>
          <mrow>
            <mo stretchy="false">∂</mo>
            <msub>
              <mi>p</mi>
              <mi>i</mi>
            </msub>
          </mrow>
        </mfrac>
      </mrow>
    </mrow>
    <annotation encoding="StarMath 5.0">
{partial E_k} over {partial p_i} = {{ partial E_k } over { partial o_k }} cdot {{ partial o_k } over { partial p_i }}</annotation>
  </semantics>
</math>
</file>

<file path=Object 8/content.xml><?xml version="1.0" encoding="utf-8"?>
<math xmlns="http://www.w3.org/1998/Math/MathML" display="block">
  <semantics>
    <mrow>
      <mfrac>
        <mrow>
          <mo stretchy="false">∂</mo>
          <msub>
            <mi>E</mi>
            <mi>k</mi>
          </msub>
        </mrow>
        <mrow>
          <mo stretchy="false">∂</mo>
          <msub>
            <mi>o</mi>
            <mi>k</mi>
          </msub>
        </mrow>
      </mfrac>
      <mo stretchy="false">=</mo>
      <mrow>
        <mo stretchy="false">−</mo>
        <mrow>
          <mo fence="true" stretchy="false">(</mo>
          <mrow>
            <mrow>
              <msub>
                <mi>z</mi>
                <mi>k</mi>
              </msub>
              <mo stretchy="false">−</mo>
              <msub>
                <mi>o</mi>
                <mi>k</mi>
              </msub>
            </mrow>
          </mrow>
          <mo fence="true" stretchy="false">)</mo>
        </mrow>
      </mrow>
    </mrow>
    <annotation encoding="StarMath 5.0">{{ partial E_k } over { partial o_k }} = -( z_k - o_k )</annotation>
  </semantics>
</math>
</file>

<file path=Object 9/content.xml><?xml version="1.0" encoding="utf-8"?>
<math xmlns="http://www.w3.org/1998/Math/MathML" display="block">
  <semantics>
    <mrow>
      <mfrac>
        <mrow>
          <mo stretchy="false">∂</mo>
          <msub>
            <mi>o</mi>
            <mi>k</mi>
          </msub>
        </mrow>
        <mrow>
          <mo stretchy="false">∂</mo>
          <msub>
            <mi>p</mi>
            <mi>i</mi>
          </msub>
        </mrow>
      </mfrac>
      <mo stretchy="false">=</mo>
      <mfrac>
        <mrow>
          <msub>
            <mi>α</mi>
            <mi>i</mi>
          </msub>
          <mo stretchy="false">⋅</mo>
          <msub>
            <mi>x</mi>
            <mi>k</mi>
          </msub>
        </mrow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α</mi>
            <mi>j</mi>
          </msub>
        </mrow>
      </mfrac>
    </mrow>
    <annotation encoding="StarMath 5.0">{{ partial o_k } over { partial p_i }} =  { {α_i cdot x_k} } over {sum from {j = 1} to {m} {α_j}}</annotation>
  </semantics>
</math>
</file>